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808080" style:font-name="Consolas" fo:font-size="9.5pt" officeooo:rsid="0035a747" officeooo:paragraph-rsid="00165120" fo:background-color="#ffffff" style:font-size-asian="9.5pt"/>
    </style:style>
    <style:style style:name="P2" style:family="paragraph" style:parent-style-name="Standard">
      <style:text-properties fo:color="#808080" style:font-name="Consolas" fo:font-size="9.5pt" officeooo:paragraph-rsid="00165120" fo:background-color="#ffffff" style:font-size-asian="9.5pt"/>
    </style:style>
    <style:style style:name="P3" style:family="paragraph" style:parent-style-name="Standard">
      <style:text-properties fo:color="#808080" style:font-name="Consolas" fo:font-size="9.5pt" officeooo:rsid="00165120" officeooo:paragraph-rsid="00165120" fo:background-color="#ffffff" style:font-size-asian="9.5pt"/>
    </style:style>
    <style:style style:name="P4" style:family="paragraph" style:parent-style-name="Standard">
      <style:text-properties fo:color="#000000" style:font-name="Consolas" fo:font-size="9.5pt" officeooo:paragraph-rsid="00165120" fo:background-color="#ffffff" style:font-size-asian="9.5pt"/>
    </style:style>
    <style:style style:name="P5" style:family="paragraph" style:parent-style-name="Standard">
      <style:text-properties fo:color="#000000" style:font-name="Consolas" fo:font-size="9.5pt" style:font-size-asian="9.5pt" fo:background-color="#ffffff"/>
    </style:style>
    <style:style style:name="P6" style:family="paragraph" style:parent-style-name="Standard">
      <style:text-properties officeooo:paragraph-rsid="00165120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style:font-name="Consolas" fo:font-size="9.5pt" officeooo:rsid="002a6919" fo:background-color="#ffffff" loext:char-shading-value="0" style:font-size-asian="9.5pt"/>
    </style:style>
    <style:style style:name="T4" style:family="text">
      <style:text-properties fo:color="#0000ff" style:font-name="Consolas" fo:font-size="9.5pt" officeooo:rsid="002dcef3" fo:background-color="#ffffff" loext:char-shading-value="0" style:font-size-asian="9.5pt"/>
    </style:style>
    <style:style style:name="T5" style:family="text">
      <style:text-properties fo:color="#0000ff" style:font-name="Consolas" fo:font-size="9.5pt" style:font-size-asian="9.5pt" fo:background-color="#ffffff"/>
    </style:style>
    <style:style style:name="T6" style:family="text">
      <style:text-properties fo:color="#0000ff" fo:background-color="#ffffff"/>
    </style:style>
    <style:style style:name="T7" style:family="text">
      <style:text-properties fo:color="#000000"/>
    </style:style>
    <style:style style:name="T8" style:family="text">
      <style:text-properties fo:color="#000000" style:font-name="Consolas" fo:font-size="9.5pt" fo:background-color="#ffffff" loext:char-shading-value="0" style:font-size-asian="9.5pt"/>
    </style:style>
    <style:style style:name="T9" style:family="text">
      <style:text-properties fo:color="#000000" style:font-name="Consolas" fo:font-size="9.5pt" officeooo:rsid="002fd2df" fo:background-color="#ffffff" loext:char-shading-value="0" style:font-size-asian="9.5pt"/>
    </style:style>
    <style:style style:name="T10" style:family="text">
      <style:text-properties fo:color="#000000" style:font-name="Consolas" fo:font-size="9.5pt" style:font-size-asian="9.5pt" fo:background-color="#ffffff"/>
    </style:style>
    <style:style style:name="T11" style:family="text">
      <style:text-properties fo:color="#000000" style:font-name="Consolas" fo:font-size="9.5pt" officeooo:rsid="00165120" style:font-size-asian="9.5pt" fo:background-color="#ffffff"/>
    </style:style>
    <style:style style:name="T12" style:family="text">
      <style:text-properties fo:color="#000000" style:font-name="Consolas" fo:font-size="9.5pt" officeooo:rsid="001771d7" style:font-size-asian="9.5pt" fo:background-color="#ffffff"/>
    </style:style>
    <style:style style:name="T13" style:family="text">
      <style:text-properties fo:color="#000000" fo:background-color="#ffffff"/>
    </style:style>
    <style:style style:name="T14" style:family="text">
      <style:text-properties fo:color="#808080" style:font-name="Consolas" fo:font-size="9.5pt" fo:background-color="#ffffff" loext:char-shading-value="0" style:font-size-asian="9.5pt"/>
    </style:style>
    <style:style style:name="T15" style:family="text">
      <style:text-properties fo:color="#808080" style:font-name="Consolas" fo:font-size="9.5pt" officeooo:rsid="002b7f26" fo:background-color="#ffffff" loext:char-shading-value="0" style:font-size-asian="9.5pt"/>
    </style:style>
    <style:style style:name="T16" style:family="text">
      <style:text-properties fo:color="#808080" style:font-name="Consolas" fo:font-size="9.5pt" officeooo:rsid="003253a5" fo:background-color="#ffffff" loext:char-shading-value="0" style:font-size-asian="9.5pt"/>
    </style:style>
    <style:style style:name="T17" style:family="text">
      <style:text-properties fo:color="#808080" style:font-name="Consolas" fo:font-size="9.5pt" officeooo:rsid="002c4732" fo:background-color="#ffffff" loext:char-shading-value="0" style:font-size-asian="9.5pt"/>
    </style:style>
    <style:style style:name="T18" style:family="text">
      <style:text-properties fo:color="#808080" style:font-name="Consolas" fo:font-size="9.5pt" style:font-size-asian="9.5pt" fo:background-color="#ffffff"/>
    </style:style>
    <style:style style:name="T19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CREATE</text:span><text:span text:style-name="T13"> </text:span><text:span text:style-name="T6">TABLE</text:span><text:span text:style-name="T13"> ABONNEMENT</text:span><text:span text:style-name="T6"> </text:span><text:span text:style-name="T19">(</text:span></text:p>
      <text:p text:style-name="Standard"><text:span text:style-name="T10"><text:tab/>ID </text:span><text:span text:style-name="T5">INT</text:span><text:span text:style-name="T10"> </text:span><text:span text:style-name="T5">PRIMARY</text:span><text:span text:style-name="T10"> </text:span><text:span text:style-name="T5">KEY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TYPE_ABO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PRIX </text:span><text:span text:style-name="T5">varchar</text:span><text:span text:style-name="T18">(</text:span><text:span text:style-name="T10">1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8">)</text:span><text:span text:style-name="T10"> </text:span></text:p>
      <text:p text:style-name="P5"/>
      <text:p text:style-name="P5"/>
      <text:p text:style-name="Standard"><text:span text:style-name="T5">CREATE</text:span><text:span text:style-name="T10"> </text:span><text:span text:style-name="T5">TABLE</text:span><text:span text:style-name="T10"> ACTEUR</text:span><text:span text:style-name="T5"> </text:span><text:span text:style-name="T18">(</text:span></text:p>
      <text:p text:style-name="Standard"><text:span text:style-name="T10"><text:tab/>ID </text:span><text:span text:style-name="T5">INT</text:span><text:span text:style-name="T10"> </text:span><text:span text:style-name="T5">PRIMARY</text:span><text:span text:style-name="T10"> </text:span><text:span text:style-name="T5">KEY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NOM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PRENOM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AGE </text:span><text:span text:style-name="T5">INT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8">)</text:span></text:p>
      <text:p text:style-name="P5"/>
      <text:p text:style-name="Standard"><text:span text:style-name="T5">CREATE</text:span><text:span text:style-name="T10"> </text:span><text:span text:style-name="T5">TABLE</text:span><text:span text:style-name="T10"> AUTORISATION_PAIEMENT</text:span><text:span text:style-name="T5"> </text:span><text:span text:style-name="T18">(</text:span></text:p>
      <text:p text:style-name="Standard"><text:span text:style-name="T10"><text:tab/>ID </text:span><text:span text:style-name="T5">INT</text:span><text:span text:style-name="T10"> </text:span><text:span text:style-name="T5">PRIMARY</text:span><text:span text:style-name="T10"> </text:span><text:span text:style-name="T5">KEY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ABONNEMENT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TYPE_A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VALIDITE </text:span><text:span text:style-name="T5">varchar</text:span><text:span text:style-name="T18">(</text:span><text:span text:style-name="T10">10</text:span><text:span text:style-name="T18">),</text:span></text:p>
      <text:p text:style-name="Standard"><text:span text:style-name="T18">)</text:span></text:p>
      <text:p text:style-name="P5"/>
      <text:p text:style-name="P5"/>
      <text:p text:style-name="Standard"><text:span text:style-name="T10"><text:tab/></text:span><text:span text:style-name="T5">CREATE</text:span><text:span text:style-name="T10"> </text:span><text:span text:style-name="T5">TABLE</text:span><text:span text:style-name="T10"> <text:s/>SERIE</text:span><text:span text:style-name="T5"> </text:span><text:span text:style-name="T18">(</text:span></text:p>
      <text:p text:style-name="Standard"><text:span text:style-name="T10"><text:tab/>ID </text:span><text:span text:style-name="T5">INT</text:span><text:span text:style-name="T10"> </text:span><text:span text:style-name="T5">PRIMARY</text:span><text:span text:style-name="T10"> </text:span><text:span text:style-name="T5">KEY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NOM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GENRE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NBSAISON </text:span><text:span text:style-name="T5">INT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NBEPISODE </text:span><text:span text:style-name="T5">INT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8">)</text:span><text:span text:style-name="T10"> <text:s/></text:span></text:p>
      <text:p text:style-name="P5"/>
      <text:p text:style-name="P5"/>
      <text:p text:style-name="Standard"><text:span text:style-name="T5">CREATE</text:span><text:span text:style-name="T10"> </text:span><text:span text:style-name="T5">TABLE</text:span><text:span text:style-name="T10"> FILM</text:span><text:span text:style-name="T5"> </text:span><text:span text:style-name="T18">(</text:span></text:p>
      <text:p text:style-name="Standard"><text:span text:style-name="T10"><text:tab/>ID </text:span><text:span text:style-name="T5">INT</text:span><text:span text:style-name="T10"> </text:span><text:span text:style-name="T5">PRIMARY</text:span><text:span text:style-name="T10"> </text:span><text:span text:style-name="T5">KEY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NOM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GENRE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DATESORTIE </text:span><text:span text:style-name="T5">date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DUREE </text:span><text:span text:style-name="T5">time</text:span><text:span text:style-name="T18">(</text:span><text:span text:style-name="T10">6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8">)</text:span></text:p>
      <text:p text:style-name="P5"/>
      <text:p text:style-name="P5"/>
      <text:p text:style-name="Standard"><text:span text:style-name="T5">CREATE</text:span><text:span text:style-name="T10"> </text:span><text:span text:style-name="T5">TABLE</text:span><text:span text:style-name="T10"> INTERPRETATION</text:span><text:span text:style-name="T5"> </text:span><text:span text:style-name="T18">(</text:span></text:p>
      <text:p text:style-name="Standard"><text:span text:style-name="T10"><text:tab/>ID </text:span><text:span text:style-name="T5">INT</text:span><text:span text:style-name="T10"> </text:span><text:span text:style-name="T5">PRIMARY</text:span><text:span text:style-name="T10"> </text:span><text:span text:style-name="T5">KEY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ID_ACTEUR </text:span><text:span text:style-name="T5">INT</text:span><text:span text:style-name="T18">,</text:span></text:p>
      <text:p text:style-name="Standard"><text:span text:style-name="T10"><text:tab/>ID_FILM </text:span><text:span text:style-name="T5">INT</text:span><text:span text:style-name="T18">,</text:span></text:p>
      <text:p text:style-name="Standard"><text:span text:style-name="T10"><text:tab/>ID_SERIE </text:span><text:span text:style-name="T5">INT</text:span><text:span text:style-name="T18">,</text:span></text:p>
      <text:p text:style-name="Standard"><text:span text:style-name="T10"><text:tab/></text:span><text:span text:style-name="T5">CONSTRAINT</text:span><text:span text:style-name="T10"> interpretation_id_film </text:span><text:span text:style-name="T5">FOREIGN</text:span><text:span text:style-name="T10"> </text:span><text:span text:style-name="T5">KEY </text:span><text:span text:style-name="T18">(</text:span><text:span text:style-name="T10">ID_FILM</text:span><text:span text:style-name="T18">)</text:span><text:span text:style-name="T10"> </text:span><text:span text:style-name="T5">REFERENCES</text:span><text:span text:style-name="T10"> FILM</text:span><text:span text:style-name="T18">(</text:span><text:span text:style-name="T10">ID</text:span><text:span text:style-name="T18">),</text:span></text:p>
      <text:p text:style-name="Standard"><text:span text:style-name="T10"><text:tab/></text:span><text:span text:style-name="T5">CONSTRAINT</text:span><text:span text:style-name="T10"> interpretation_id_serie </text:span><text:span text:style-name="T5">FOREIGN</text:span><text:span text:style-name="T10"> </text:span><text:span text:style-name="T5">KEY </text:span><text:span text:style-name="T18">(</text:span><text:span text:style-name="T10">ID_SERIE</text:span><text:span text:style-name="T18">)</text:span><text:span text:style-name="T10"> </text:span><text:span text:style-name="T5">REFERENCES</text:span><text:span text:style-name="T10"> SERIE</text:span><text:span text:style-name="T18">(</text:span><text:span text:style-name="T10">ID</text:span><text:span text:style-name="T18">),</text:span></text:p>
      <text:p text:style-name="Standard"><text:span text:style-name="T10"><text:tab/></text:span><text:span text:style-name="T5">CONSTRAINT</text:span><text:span text:style-name="T10"> interpretation_id_acteur </text:span><text:span text:style-name="T5">FOREIGN</text:span><text:span text:style-name="T10"> </text:span><text:span text:style-name="T5">KEY </text:span><text:span text:style-name="T18">(</text:span><text:span text:style-name="T10">ID_ACTEUR</text:span><text:span text:style-name="T18">)</text:span><text:span text:style-name="T10"> </text:span><text:span text:style-name="T5">REFERENCES</text:span><text:span text:style-name="T10"> acteur</text:span><text:span text:style-name="T18">(</text:span><text:span text:style-name="T10">ID</text:span><text:span text:style-name="T18">)</text:span></text:p>
      <text:p text:style-name="Standard"><text:span text:style-name="T18">)</text:span></text:p>
      <text:p text:style-name="P5"/>
      <text:p text:style-name="P5"/>
      <text:p text:style-name="Standard"><text:span text:style-name="T5">CREATE</text:span><text:span text:style-name="T10"> </text:span><text:span text:style-name="T5">TABLE</text:span><text:span text:style-name="T10"> REALISATEUR</text:span><text:span text:style-name="T5"> </text:span><text:span text:style-name="T18">(</text:span></text:p>
      <text:p text:style-name="Standard"><text:span text:style-name="T10"><text:tab/>ID </text:span><text:span text:style-name="T5">INT</text:span><text:span text:style-name="T10"> </text:span><text:span text:style-name="T5">PRIMARY</text:span><text:span text:style-name="T10"> </text:span><text:span text:style-name="T5">KEY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NOM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PRENOM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8">)</text:span><text:span text:style-name="T10"> </text:span></text:p>
      <text:p text:style-name="P5"/>
      <text:p text:style-name="P5"/>
      <text:p text:style-name="Standard"><text:span text:style-name="T5">CREATE</text:span><text:span text:style-name="T10"> </text:span><text:span text:style-name="T5">TABLE</text:span><text:span text:style-name="T10"> <text:s/>REALISATION</text:span><text:span text:style-name="T5"> </text:span><text:span text:style-name="T18">(</text:span></text:p>
      <text:p text:style-name="Standard"><text:span text:style-name="T10"><text:tab/>ID </text:span><text:span text:style-name="T5">INT</text:span><text:span text:style-name="T10"> </text:span><text:span text:style-name="T5">PRIMARY</text:span><text:span text:style-name="T10"> </text:span><text:span text:style-name="T5">KEY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ID_REALISATEUR </text:span><text:span text:style-name="T5">INT</text:span><text:span text:style-name="T18">,</text:span></text:p>
      <text:p text:style-name="Standard"><text:span text:style-name="T10"><text:tab/>ID_FILM </text:span><text:span text:style-name="T5">INT</text:span><text:span text:style-name="T18">,</text:span></text:p>
      <text:p text:style-name="Standard"><text:span text:style-name="T10"><text:tab/>ID_SERIE </text:span><text:span text:style-name="T5">INT</text:span><text:span text:style-name="T18">,</text:span></text:p>
      <text:p text:style-name="Standard"><text:span text:style-name="T10"><text:tab/></text:span><text:span text:style-name="T5">CONSTRAINT</text:span><text:span text:style-name="T10"> realisation_id_realisateur </text:span><text:span text:style-name="T5">FOREIGN</text:span><text:span text:style-name="T10"> </text:span><text:span text:style-name="T5">KEY </text:span><text:span text:style-name="T18">(</text:span><text:span text:style-name="T10">ID_REALISATEUR</text:span><text:span text:style-name="T18">)</text:span><text:span text:style-name="T10"> </text:span><text:span text:style-name="T5">REFERENCES</text:span><text:span text:style-name="T10"> REALISATEUR</text:span><text:span text:style-name="T18">(</text:span><text:span text:style-name="T10">ID</text:span><text:span text:style-name="T18">),</text:span></text:p>
      <text:p text:style-name="Standard"><text:soft-page-break/><text:span text:style-name="T10"><text:tab/></text:span><text:span text:style-name="T5">CONSTRAINT</text:span><text:span text:style-name="T10"> realisation_id_film </text:span><text:span text:style-name="T5">FOREIGN</text:span><text:span text:style-name="T10"> </text:span><text:span text:style-name="T5">KEY </text:span><text:span text:style-name="T18">(</text:span><text:span text:style-name="T10">ID_FILM</text:span><text:span text:style-name="T18">)</text:span><text:span text:style-name="T10"> </text:span><text:span text:style-name="T5">REFERENCES</text:span><text:span text:style-name="T10"> FILM</text:span><text:span text:style-name="T18">(</text:span><text:span text:style-name="T10">ID</text:span><text:span text:style-name="T18">),</text:span></text:p>
      <text:p text:style-name="Standard"><text:span text:style-name="T10"><text:tab/></text:span><text:span text:style-name="T5">CONSTRAINT</text:span><text:span text:style-name="T10"> realisation_id_serie </text:span><text:span text:style-name="T5">FOREIGN</text:span><text:span text:style-name="T10"> </text:span><text:span text:style-name="T5">KEY </text:span><text:span text:style-name="T18">(</text:span><text:span text:style-name="T10">ID_SERIE</text:span><text:span text:style-name="T18">)</text:span><text:span text:style-name="T10"> </text:span><text:span text:style-name="T5">REFERENCES</text:span><text:span text:style-name="T10"> SERIE</text:span><text:span text:style-name="T18">(</text:span><text:span text:style-name="T10">ID</text:span><text:span text:style-name="T18">)</text:span></text:p>
      <text:p text:style-name="Standard"><text:span text:style-name="T18">)</text:span></text:p>
      <text:p text:style-name="P5"/>
      <text:p text:style-name="Standard"><text:span text:style-name="T5">CREATE</text:span><text:span text:style-name="T10"> </text:span><text:span text:style-name="T5">TABLE</text:span><text:span text:style-name="T10"> UTILISATEUR</text:span><text:span text:style-name="T5"> </text:span><text:span text:style-name="T18">(</text:span></text:p>
      <text:p text:style-name="Standard"><text:span text:style-name="T10"><text:tab/>ID </text:span><text:span text:style-name="T5">INT</text:span><text:span text:style-name="T10"> </text:span><text:span text:style-name="T5">PRIMARY</text:span><text:span text:style-name="T10"> </text:span><text:span text:style-name="T5">KEY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NOM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PRENOM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DATEINSCRIPTION </text:span><text:span text:style-name="T5">date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AGE </text:span><text:span text:style-name="T5">INT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ADRESSE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TELEPHONE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MAIL </text:span><text:span text:style-name="T5">varchar</text:span><text:span text:style-name="T18">(</text:span><text:span text:style-name="T10">255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8">)</text:span></text:p>
      <text:p text:style-name="P5"/>
      <text:p text:style-name="Standard"><text:span text:style-name="T5">CREATE</text:span><text:span text:style-name="T10"> </text:span><text:span text:style-name="T5">TABLE</text:span><text:span text:style-name="T10"> PAIEMENT</text:span><text:span text:style-name="T5"> </text:span><text:span text:style-name="T18">(</text:span></text:p>
      <text:p text:style-name="Standard"><text:span text:style-name="T10"><text:tab/>ID </text:span><text:span text:style-name="T5">INT</text:span><text:span text:style-name="T10"> </text:span><text:span text:style-name="T5">PRIMARY</text:span><text:span text:style-name="T10"> </text:span><text:span text:style-name="T5">KEY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DATE_</text:span><text:span text:style-name="T11">P</text:span><text:span text:style-name="T10">AIEMENT </text:span><text:span text:style-name="T5">date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</text:span><text:span text:style-name="T11">METHODE_PAIEMENT</text:span><text:span text:style-name="T10">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ABONNEMENT_VOULU </text:span><text:span text:style-name="T5">varchar</text:span><text:span text:style-name="T18">(</text:span><text:span text:style-name="T10">50</text:span><text:span text:style-name="T18">)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ID_AUTORISATION_PAIEMENT </text:span><text:span text:style-name="T5">INT</text:span><text:span text:style-name="T18">,</text:span></text:p>
      <text:p text:style-name="Standard"><text:span text:style-name="T10"><text:tab/></text:span><text:span text:style-name="T5">CONSTRAINT</text:span><text:span text:style-name="T10"> paiement_id_autorisation_paiement </text:span><text:span text:style-name="T5">FOREIGN</text:span><text:span text:style-name="T10"> </text:span><text:span text:style-name="T5">KEY </text:span><text:span text:style-name="T18">(</text:span><text:span text:style-name="T10">ID_AUTORISATION_PAIEMENT</text:span><text:span text:style-name="T18">)</text:span><text:span text:style-name="T10"> </text:span><text:span text:style-name="T5">REFERENCES</text:span><text:span text:style-name="T10"> AUTORISATION_PAIEMENT</text:span><text:span text:style-name="T18">(</text:span><text:span text:style-name="T10">ID</text:span><text:span text:style-name="T18">)</text:span></text:p>
      <text:p text:style-name="Standard"><text:span text:style-name="T18">)</text:span></text:p>
      <text:p text:style-name="P5"/>
      <text:p text:style-name="Standard"><text:span text:style-name="T5">CREATE</text:span><text:span text:style-name="T10"> </text:span><text:span text:style-name="T5">TABLE</text:span><text:span text:style-name="T10"> VISIONNAGE</text:span><text:span text:style-name="T5"> </text:span><text:span text:style-name="T18">(</text:span></text:p>
      <text:p text:style-name="Standard"><text:span text:style-name="T10"><text:tab/>ID </text:span><text:span text:style-name="T5">INT</text:span><text:span text:style-name="T10"> </text:span><text:span text:style-name="T5">PRIMARY</text:span><text:span text:style-name="T10"> </text:span><text:span text:style-name="T5">KEY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ID_FILM </text:span><text:span text:style-name="T5">INT</text:span><text:span text:style-name="T18">,</text:span></text:p>
      <text:p text:style-name="Standard"><text:span text:style-name="T10"><text:tab/>ID_SERIE </text:span><text:span text:style-name="T5">INT</text:span><text:span text:style-name="T18">,</text:span></text:p>
      <text:p text:style-name="Standard"><text:span text:style-name="T10"><text:tab/>ID_UTILISATEUR </text:span><text:span text:style-name="T5">INT</text:span><text:span text:style-name="T18">,</text:span></text:p>
      <text:p text:style-name="Standard"><text:span text:style-name="T10"><text:tab/>DATE_VISIONNAGE </text:span><text:span text:style-name="T5">DATE</text:span><text:span text:style-name="T18">,</text:span></text:p>
      <text:p text:style-name="Standard"><text:span text:style-name="T10"><text:tab/></text:span><text:span text:style-name="T5">CONSTRAINT</text:span><text:span text:style-name="T10"> visionnage_id_film </text:span><text:span text:style-name="T5">FOREIGN</text:span><text:span text:style-name="T10"> </text:span><text:span text:style-name="T5">KEY </text:span><text:span text:style-name="T18">(</text:span><text:span text:style-name="T10">ID_FILM</text:span><text:span text:style-name="T18">)</text:span><text:span text:style-name="T10"> </text:span><text:span text:style-name="T5">REFERENCES</text:span><text:span text:style-name="T10"> FILM</text:span><text:span text:style-name="T18">(</text:span><text:span text:style-name="T10">ID</text:span><text:span text:style-name="T18">),</text:span></text:p>
      <text:p text:style-name="Standard"><text:span text:style-name="T10"><text:tab/></text:span><text:span text:style-name="T5">CONSTRAINT</text:span><text:span text:style-name="T10"> visionnage_id_utilisateur </text:span><text:span text:style-name="T5">FOREIGN</text:span><text:span text:style-name="T10"> </text:span><text:span text:style-name="T5">KEY </text:span><text:span text:style-name="T18">(</text:span><text:span text:style-name="T10">ID_UTILISATEUR</text:span><text:span text:style-name="T18">)</text:span><text:span text:style-name="T10"> </text:span><text:span text:style-name="T5">REFERENCES</text:span><text:span text:style-name="T10"> UTILISATEUR</text:span><text:span text:style-name="T18">(</text:span><text:span text:style-name="T10">ID</text:span><text:span text:style-name="T18">),</text:span></text:p>
      <text:p text:style-name="Standard"><text:span text:style-name="T10"><text:tab/></text:span><text:span text:style-name="T5">CONSTRAINT</text:span><text:span text:style-name="T10"> visionnage_id_serie </text:span><text:span text:style-name="T5">FOREIGN</text:span><text:span text:style-name="T10"> </text:span><text:span text:style-name="T5">KEY </text:span><text:span text:style-name="T18">(</text:span><text:span text:style-name="T10">ID_SERIE</text:span><text:span text:style-name="T18">)</text:span><text:span text:style-name="T10"> </text:span><text:span text:style-name="T5">REFERENCES</text:span><text:span text:style-name="T10"> SERIE</text:span><text:span text:style-name="T18">(</text:span><text:span text:style-name="T10">ID</text:span><text:span text:style-name="T18">)</text:span></text:p>
      <text:p text:style-name="Standard"><text:span text:style-name="T18">)</text:span></text:p>
      <text:p text:style-name="P5"/>
      <text:p text:style-name="P5"/>
      <text:p text:style-name="P5"/>
      <text:p text:style-name="Standard"><text:span text:style-name="T5">CREATE</text:span><text:span text:style-name="T10"> </text:span><text:span text:style-name="T5">TABLE</text:span><text:span text:style-name="T10"> PAYE</text:span><text:span text:style-name="T12">R</text:span><text:span text:style-name="T5"> </text:span><text:span text:style-name="T18">(</text:span></text:p>
      <text:p text:style-name="Standard"><text:span text:style-name="T10"><text:tab/>ID </text:span><text:span text:style-name="T5">INT</text:span><text:span text:style-name="T10"> </text:span><text:span text:style-name="T5">PRIMARY</text:span><text:span text:style-name="T10"> </text:span><text:span text:style-name="T5">KEY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ID_ABONNEMENT </text:span><text:span text:style-name="T5">INT</text:span><text:span text:style-name="T18">,</text:span></text:p>
      <text:p text:style-name="Standard"><text:span text:style-name="T10"><text:tab/>ID_UTILISATEUR </text:span><text:span text:style-name="T5">INT</text:span></text:p>
      <text:p text:style-name="Standard"><text:span text:style-name="T10"><text:tab/></text:span><text:span text:style-name="T5">CONSTRAINT</text:span><text:span text:style-name="T10"> paye_id_abonnement </text:span><text:span text:style-name="T5">FOREIGN</text:span><text:span text:style-name="T10"> </text:span><text:span text:style-name="T5">KEY </text:span><text:span text:style-name="T18">(</text:span><text:span text:style-name="T10">ID_ABONNEMENT</text:span><text:span text:style-name="T18">)</text:span><text:span text:style-name="T10"> </text:span><text:span text:style-name="T5">REFERENCES</text:span><text:span text:style-name="T10"> ABONNEMENT</text:span><text:span text:style-name="T18">(</text:span><text:span text:style-name="T10">ID</text:span><text:span text:style-name="T18">),</text:span></text:p>
      <text:p text:style-name="Standard"><text:span text:style-name="T10"><text:tab/></text:span><text:span text:style-name="T5">CONSTRAINT</text:span><text:span text:style-name="T10"> paye_id_utilisateur </text:span><text:span text:style-name="T5">FOREIGN</text:span><text:span text:style-name="T10"> </text:span><text:span text:style-name="T5">KEY </text:span><text:span text:style-name="T18">(</text:span><text:span text:style-name="T10">ID_UTILISATEUR</text:span><text:span text:style-name="T18">)</text:span><text:span text:style-name="T10"> </text:span><text:span text:style-name="T5">REFERENCES</text:span><text:span text:style-name="T10"> UTILISATEUR</text:span><text:span text:style-name="T18">(</text:span><text:span text:style-name="T10">ID</text:span><text:span text:style-name="T18">)</text:span></text:p>
      <text:p text:style-name="Standard"><text:span text:style-name="T18">)</text:span></text:p>
      <text:p text:style-name="P5"/>
      <text:p text:style-name="Standard"><text:span text:style-name="T5">CREATE</text:span><text:span text:style-name="T10"> </text:span><text:span text:style-name="T5">TABLE</text:span><text:span text:style-name="T10"> EFFECTUE</text:span><text:span text:style-name="T12">R</text:span><text:span text:style-name="T5"> </text:span><text:span text:style-name="T18">(</text:span></text:p>
      <text:p text:style-name="Standard"><text:span text:style-name="T10"><text:tab/>ID </text:span><text:span text:style-name="T5">INT</text:span><text:span text:style-name="T10"> </text:span><text:span text:style-name="T5">PRIMARY</text:span><text:span text:style-name="T10"> </text:span><text:span text:style-name="T5">KEY</text:span><text:span text:style-name="T10"> </text:span><text:span text:style-name="T18">NOT</text:span><text:span text:style-name="T10"> </text:span><text:span text:style-name="T18">NULL,</text:span></text:p>
      <text:p text:style-name="Standard"><text:span text:style-name="T10"><text:tab/>ID_UTILISATEUR </text:span><text:span text:style-name="T5">INT</text:span><text:span text:style-name="T18">,</text:span></text:p>
      <text:p text:style-name="Standard"><text:span text:style-name="T10"><text:tab/>ID_PAIEMENT </text:span><text:span text:style-name="T5">INT</text:span><text:span text:style-name="T18">,</text:span></text:p>
      <text:p text:style-name="Standard"><text:span text:style-name="T10"><text:tab/></text:span><text:span text:style-name="T5">CONSTRAINT</text:span><text:span text:style-name="T10"> effectue_id_utilisateur </text:span><text:span text:style-name="T5">FOREIGN</text:span><text:span text:style-name="T10"> </text:span><text:span text:style-name="T5">KEY </text:span><text:span text:style-name="T18">(</text:span><text:span text:style-name="T10">ID_UTILISATEUR</text:span><text:span text:style-name="T18">)</text:span><text:span text:style-name="T10"> </text:span><text:span text:style-name="T5">REFERENCES</text:span><text:span text:style-name="T10"> UTILISATEUR</text:span><text:span text:style-name="T18">(</text:span><text:span text:style-name="T10">ID</text:span><text:span text:style-name="T18">),</text:span></text:p>
      <text:p text:style-name="Standard"><text:span text:style-name="T10"><text:tab/></text:span><text:span text:style-name="T5">CONSTRAINT</text:span><text:span text:style-name="T10"> effectue_id_paiement </text:span><text:span text:style-name="T5">FOREIGN</text:span><text:span text:style-name="T10"> </text:span><text:span text:style-name="T5">KEY </text:span><text:span text:style-name="T18">(</text:span><text:span text:style-name="T10">ID_PAIEMENT</text:span><text:span text:style-name="T18">)</text:span><text:span text:style-name="T10"> </text:span><text:span text:style-name="T5">REFERENCES</text:span><text:span text:style-name="T10"> PAIEMENT</text:span><text:span text:style-name="T18">(</text:span><text:span text:style-name="T10">ID</text:span><text:span text:style-name="T18">)</text:span></text:p>
      <text:p text:style-name="P3"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9:40:54.829000000</meta:creation-date>
    <dc:date>2020-01-27T20:00:54.993000000</dc:date>
    <meta:editing-duration>PT9M49S</meta:editing-duration>
    <meta:editing-cycles>1</meta:editing-cycles>
    <meta:document-statistic meta:table-count="0" meta:image-count="0" meta:object-count="0" meta:page-count="2" meta:paragraph-count="96" meta:word-count="381" meta:character-count="2949" meta:non-whitespace-character-count="2587"/>
    <meta:generator>LibreOffice/6.2.4.2$Windows_X86_64 LibreOffice_project/2412653d852ce75f65fbfa83fb7e7b669a126d64</meta:generator>
  </office:meta>
</office:document-meta>
</file>